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808b7" officeooo:paragraph-rsid="001808b7"/>
    </style:style>
    <style:style style:name="P2" style:family="paragraph" style:parent-style-name="Standard">
      <style:text-properties style:text-underline-style="solid" style:text-underline-width="auto" style:text-underline-color="font-color" officeooo:rsid="0018ccdb" officeooo:paragraph-rsid="0018ccdb"/>
    </style:style>
    <style:style style:name="P3" style:family="paragraph" style:parent-style-name="Standard">
      <style:text-properties style:text-underline-style="none" officeooo:rsid="0018ccdb" officeooo:paragraph-rsid="0018ccdb"/>
    </style:style>
    <style:style style:name="P4" style:family="paragraph" style:parent-style-name="Standard">
      <style:text-properties style:text-underline-style="none" officeooo:rsid="001a1cf6" officeooo:paragraph-rsid="0018ccdb"/>
    </style:style>
    <style:style style:name="P5" style:family="paragraph" style:parent-style-name="Standard">
      <style:text-properties style:text-underline-style="none" officeooo:rsid="001eb05f" officeooo:paragraph-rsid="0018ccdb"/>
    </style:style>
    <style:style style:name="P6" style:family="paragraph" style:parent-style-name="Standard">
      <style:text-properties style:text-underline-style="none" fo:font-weight="normal" officeooo:rsid="001eb05f" officeooo:paragraph-rsid="0018ccdb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1835b" officeooo:paragraph-rsid="0018ccdb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1835b" officeooo:paragraph-rsid="0021835b" style:font-weight-asian="normal" style:font-weight-complex="normal"/>
    </style:style>
    <style:style style:name="P9" style:family="paragraph" style:parent-style-name="Standard">
      <style:paragraph-properties fo:break-before="page"/>
      <style:text-properties style:text-underline-style="none" fo:font-weight="normal" officeooo:rsid="0021835b" officeooo:paragraph-rsid="0021835b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a1cf6"/>
    </style:style>
    <style:style style:name="T3" style:family="text">
      <style:text-properties style:text-underline-style="none" officeooo:rsid="001bf14f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1eb05f" style:font-weight-asian="bold" style:font-weight-complex="bold"/>
    </style:style>
    <style:style style:name="T6" style:family="text">
      <style:text-properties style:text-underline-style="none" fo:font-weight="normal" officeooo:rsid="001eb05f" style:font-weight-asian="normal" style:font-weight-complex="normal"/>
    </style:style>
    <style:style style:name="T7" style:family="text">
      <style:text-properties style:text-underline-style="none" fo:font-weight="normal" officeooo:rsid="0021835b" style:font-weight-asian="normal" style:font-weight-complex="normal"/>
    </style:style>
    <style:style style:name="T8" style:family="text">
      <style:text-properties style:text-underline-style="none" officeooo:rsid="001eb05f"/>
    </style:style>
    <style:style style:name="T9" style:family="text">
      <style:text-properties style:text-underline-style="none" officeooo:rsid="001ff7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2/15/17</text:p>
      <text:p text:style-name="P1"/>
      <text:p text:style-name="P2">PA3</text:p>
      <text:p text:style-name="P3">- use a trie to look up spellings</text:p>
      <text:p text:style-name="P2"><text:span text:style-name="T1">- given a dict, </text:span><text:span text:style-name="T3">b</text:span><text:span text:style-name="T1">uild <text:s/>trie of this dict then do some sort of word lookups</text:span></text:p>
      <text:p text:style-name="P3">- a sorted ector would work and allow for efficient lookups (LogN)</text:p>
      <text:p text:style-name="P3">* inserts are still slow (N)</text:p>
      <text:p text:style-name="P3"/>
      <text:p text:style-name="P2"><text:span text:style-name="T1">- a </text:span><text:span text:style-name="T4">trie </text:span><text:span text:style-name="T1">is an N-way tree that support efficient lookups</text:span></text:p>
      <text:p text:style-name="P3"/>
      <text:p text:style-name="P2"><text:span text:style-name="T1">-</text:span><text:span text:style-name="T2">Problem: how do we know when a word is complete</text:span></text:p>
      <text:p text:style-name="P4">-Solution: use a sentinel node (tells us when we’re done)</text:p>
      <text:p text:style-name="P4"/>
      <text:p text:style-name="P2"><text:span text:style-name="T2">- </text:span><text:span text:style-name="T8">Building a trie</text:span></text:p>
      <text:p text:style-name="P5">* given a word, look at front character.</text:p>
      <text:p text:style-name="P5">* if the root doesnt have that character, add the value to the root as a chid</text:p>
      <text:p text:style-name="P5">* remoe the character from the string.</text:p>
      <text:p text:style-name="P2"><text:span text:style-name="T8">* </text:span><text:span text:style-name="T9">i</text:span><text:span text:style-name="T8">f string isn’t empty, recursiely repeat the process starting at step 1</text:span></text:p>
      <text:p text:style-name="P2"><text:span text:style-name="T8">* if string is empty, add sentinel value (</text:span><text:span text:style-name="T5">$</text:span><text:span text:style-name="T6">) to current root.</text:span></text:p>
      <text:p text:style-name="P6"/>
      <text:p text:style-name="P2"><text:span text:style-name="T6">- </text:span><text:span text:style-name="T7">Moderately common interview question</text:span></text:p>
      <text:p text:style-name="P7"/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8:55:40.142837233</meta:creation-date>
    <dc:date>2018-02-15T09:57:08.702814055</dc:date>
    <meta:editing-duration>PT1H1M29S</meta:editing-duration>
    <meta:editing-cycles>9</meta:editing-cycles>
    <meta:generator>LibreOffice/5.4.4.2$Linux_X86_64 LibreOffice_project/40m0$Build-2</meta:generator>
    <meta:document-statistic meta:table-count="0" meta:image-count="0" meta:object-count="0" meta:page-count="2" meta:paragraph-count="16" meta:word-count="141" meta:character-count="717" meta:non-whitespace-character-count="591"/>
  </office:meta>
</office:document-meta>
</file>